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2.1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ADRE DE COMPTES DEL NOU PGC TO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ANÇAMENT BÀSI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Capital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Capital social 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Capital subscrit cooperatiu: aportacions obligatòries 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<text:s/>Capital subscrit cooperatiu: aportacions voluntàries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<text:s/>Capital subscrit cooperatiu: socis col·laboradors i associats o adherits 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<text:s/>Socis col·laboradors 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<text:s/>Associats o adherits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Fons social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Capital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Socis per desemborsaments no exigits 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<text:s/>Socis per desemborsa-ments no exigits, capital social 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Socis per desemborsa-ments no exigits, capital pendent d’inscripció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Socis per aportacions no dineràries pendents 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<text:s/>Socis per aportacions no dineràries pendents, capital social 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Socis per aportacions no dineràries pendents, capital pendent d’inscripció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Fons de participació i altres de subordinats amb venci-ment en la liquidació 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<text:s/>Fons de participacions amb venciment en la liquidació 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<text:s/>Altres fons subordinats amb venciment en la liquidació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Accions o participacions prò-pies en situacions especials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Accions o participacions pròpies per a reducció de capital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Reserves i altres instruments de patrimoni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Prima d’emissió o assumpció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Altres instruments de patri-moni net 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Patrimoni net per emissió d’instruments financers compostos 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<text:s/>Resta d’instruments de patrimoni net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Fons de reserva obligatori 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<text:s/>Fons de reserva obligatori per aplicació d’excedents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<text:s/>Fons de reserva obligatori per quotes d’ingrés 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<text:s/>Fons de reserva obligatori per deduccions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Reserves voluntàries 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<text:s/>Fons de reserva voluntari irrepartible 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<text:s/>Fons de reserva voluntari repartible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Reserves especials 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<text:s/>Reserves per a accions o participacions de la societat dominant 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<text:s/>Reserves estatutàries 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<text:s/>Reserva per capital amortitzat 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<text:s/>Reserva per fons de comerç 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<text:s/>Reserves per accions pròpi-es acceptades en garantia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Reserves per pèrdues i guanys actuarials i altres ajustos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Fons de reembossament o actualització i revaloració d’actius 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<text:s/>Fons de reembossament o actualització </text:p>
          </table:table-cell>
        </table:table-row>
        <table:table-row table:style-name="ro1">
          <table:table-cell office:value-type="float" office:value="11610" calcext:value-type="float">
            <text:p>11610</text:p>
          </table:table-cell>
          <table:table-cell office:value-type="string" calcext:value-type="string">
            <text:p><text:s/>Fons per incorpo- ració de beneficis </text:p>
          </table:table-cell>
        </table:table-row>
        <table:table-row table:style-name="ro1">
          <table:table-cell office:value-type="float" office:value="11611" calcext:value-type="float">
            <text:p>11611</text:p>
          </table:table-cell>
          <table:table-cell office:value-type="string" calcext:value-type="string">
            <text:p><text:s/>Fons per revaloració d’actius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Aportacions de socis o propi-etaris 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<text:s/>Aportacions de socis per compensar pèrdues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Diferències per ajust del capital a euro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Resultats pendents d’aplicació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Romanent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Resultats negatius d’exerci-cis anteriors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Excedent cooperatiu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Subvencions, donacions i ajustos per canvi de valor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Subvencions oficials de capital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Donacions i llegats de capital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Altres subvencions, donacions i llegats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Ajustos per valoració en actius financers disponibles per a la venda 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Operacions de cobertura 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<text:s/>Cobertura de fluxos d’efectiu 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<text:s/>Cobertura d’una inversió neta en un negoci a l’estranger 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Diferències de conversió 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Ajustos per valoració en actius no corrents i grups alienables d’elements, man-tinguts per a la venda 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Ingressos fiscals a distribuir en diversos exercicis 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<text:s/>Ingressos fiscals per dife-rències permanents a distribuir en diversos exercicis 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<text:s/>Ingressos fiscals per deduccions i bonificacions a distribuir en diversos exercicis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Provisions 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Provisió per retribucions a l/t al personal 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Provisió per a impostos 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Provisió per a altres respon-sabilitats 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Provisió per desmantella-ment, retirament o rehabili-tació de l’immobilitzat 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Provisió per a actuacions mediambientals 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Provisió per a reestructuraci-ons 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Provisió per transaccions amb pagaments basats en instruments de patrimon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Deutes a l/t amb característiques especials 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Accions o participacions a l/t considerades passius financers 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Desemborsaments no exigits per accions o participacions considerades passius finan-cers 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<text:s/>Desemborsaments no exigits, EG 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<text:s/>Desemborsaments no exigits, EA 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<text:s/>Desemborsaments no exigits, altres parts vinculades 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<text:s/>Altres desemborsaments no exigits 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Aportacions no dineràries pendents per accions o participacions considerades passius financers 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<text:s/>Aportacions no dineràries pendents, EG 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<text:s/>Aportacions no dineràries pendents, EA 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<text:s/>Aportacions no dineràries pendents, APV 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<text:s/>Altres aportacions no dineràries pendents 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Fons d’educació, formació i promoció a l/t 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<text:s/>Fons d’educació, formació i promoció, saldo disposat a l/t 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<text:s/>Fons d’educació, formació i promoció, saldo no disposat a l/t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«Capital» reembossable exigible a l/t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Creditors per «capital» temporal a l/t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Deutes a l/t amb parts vinculades 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Deutes a l/t amb entitats de crèdit vinculades 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<text:s/>Deutes a l/t amb entitats decrèdit, EG 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<text:s/>Deutes a l/t amb entitats de crèdit, EA 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<text:s/>Deutes a l/t amb altres entitats de crèdit vinculades 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Proveïdors d’immobilitzat a l/t, parts vinculades 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<text:s/>Proveïdors d’immobilitzat a l/t, EG 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<text:s/>Proveïdors d’immobilitzat a l/t, EA 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<text:s/>Proveïdors d’immobilitzat a llarg termini, APV 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Creditors per arrendament fi-nancer a l/t, parts vinculades 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<text:s/>Creditors per arrendament financer a l/t, empreses de grup 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<text:s/>Creditors per arrendament financer a l/t, EA 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<text:s/>Creditors per arrendament financer a l/t, APV 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Altres deutes a l/t amb parts vinculades 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<text:s/>Altres deutes a l/t, EG 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<text:s/>Altres deutes a l/t, EA 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<text:s/>Altres deutes a l/t, amb APV 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Retorn cooperatiu a pagar a l/t 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Altres participacions a l/t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Deutes a l/t per prés-tecs rebuts, emprès-tits i altres conceptes 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Deutes a l/t amb entitats de crèdit 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Deutes a l/t 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Deutes a l/t transformables en subvencions, donacions i llegats 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Proveïdors d’immobilitzat a l/t 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Creditors per arrendament financer a l/t 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Efectes a pagar a l/t 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Passius per derivats financers a l/t 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<text:s/>Passius per derivats finan-cers a l/t, cartera de negociació 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<text:s/>Passius per derivats financers a l/t, instruments de cobertura 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Obligacions i bons 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Obligacions i bons converti-bles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Deutes representats en altres valors negociable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Passius per fiances, garanties i altres conceptes a l/t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Fiances rebudes a l/t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Avançaments rebuts per vendes o prestacions de serveis a l/t 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Dipòsits rebuts a l/t 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Garanties financeres a l/t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Situacions transitò-ries de finançament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Accions o participacions emeses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Subscriptors d’accions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Capital emès pendent d’ins-cripció 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Accions o participacions emeses considerades passius financers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Subscriptors d’accions consi-derades passius financers 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Accions o participacions emeses considerades passius financers pendents d’inscripció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ACTIU NO CORREN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Immobilitzacions intangible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Recerca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Desenvolupament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Concessions administrative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Propietat industrial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Fons de comerç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Drets de traspà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Aplicacions informàtique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Avançaments per a immobi-litzacions intangibl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Immobilitzacions material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Terrenys i béns naturals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<text:s/>Terrenys i béns naturals adscrits al FEFP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Construccions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<text:s/>Construccions adscrites al FEFP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Instal·lacions tècniques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<text:s/>Instal·lacions tècniques adscrites al FEFP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Maquinària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<text:s/>Maquinària adscrita al FEFP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Utillatge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<text:s/>Utillatge adscrit al FEFP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Altres instal·lacions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<text:s/>Altres instal·lacions adscrites al FEFP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Mobiliari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<text:s/>Mobiliari adscrit al FEFP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Equips per a processos d’informació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<text:s/>Equips per a processos d’informació adscrits al FEFP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Elements de transport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<text:s/>Elements de transport adscrit al FEFP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Altre immobilitzat material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<text:s/>Altre immobilitzat material adscrit al FEFP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Inversions immobiliàrie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Inversions en terrenys i béns naturals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<text:s/>Inversions en terrenys i béns naturals adscrites al FEFP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Inversions en construccions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<text:s/>Inversions en construccions adscrites al FEF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Immobilitzacions materials en cur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Adaptació de terrenys i béns natural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Construccions en cur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Instal·lacions tècniques en muntatg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Maquinària en muntatg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Equips per a processos d’informació en muntatg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Avançaments per a immobi-litzacions material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Inversions financeres a l/t en parts vinculade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Participacions a l/t en parts vinculades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<text:s/>Participacions a l/t en EG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<text:s/>Participacions a l/t en EA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<text:s/>Participacions a l/t en APV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Valors representatius de deu-te a l/t de parts vinculades 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<text:s/>Valors representatius de deute a l/t d’EG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<text:s/>Valors representatius de deute a l/t d’EA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<text:s/>Valors representatius de deute a l/t d’APV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Crèdits a l/t a parts vinculades 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<text:s/>Crèdits a l/t a EG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<text:s/>Crèdits a l/t a EA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<text:s/>Crèdits a l/t a APV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<text:s/>Crèdits amb socis per pèrdues a compensar a l/t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Desemborsaments pendents sobre participacions a l/t en parts vinculades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<text:s/>Desemborsaments pendents sobre participacions a l/t en EG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<text:s/>Desemborsaments pendents sobre participacions a l/t en EA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<text:s/>Desemborsaments pendents sobre participacions a l/t en AP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Altres inversions financeres a l/t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Inversions financeres a l/t en instruments de patrimoni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Valors representatius de deute a l/t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Crèdits a l/t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Crèdits a l/t per alienació d’immobilitzat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Crèdits a l/t al personal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Actius per derivats financers a l/t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<text:s/>Actius per derivats finan-cers a l/t, cartera de negociació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<text:s/>Actius per derivats finan-cers a llarg termini, instruments de cobertura 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Immobilitzat financer adscrit al FEFP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Drets de reemborsament derivats de contractes d’assegurança relatius a retribucions a l/t al personal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Imposicions a l/t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Desemborsaments pendents sobre participacions en el patrimoni net a l/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Fiances i dipòsits constituïts a l/t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Fiances constituïdes a l/t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Dipòsits constituïts a l/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Amortització acumu-lada de l’immobilitzat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Amortització acumulada de l’immobilitzat intangible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<text:s/>Amortització acumulada de recerca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<text:s/>Amortització acumulada de desenvolupament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<text:s/>Amortització acumulada de concessions administratives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<text:s/>Amortització acumulada de propietat industrial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<text:s/>Amortització acumulada de drets de traspàs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<text:s/>Amortització acumulada d’aplicacions informàtique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Amortització acumulada de l’immobilitzat material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<text:s/>Amortització acumulada de construccions</text:p>
          </table:table-cell>
        </table:table-row>
        <table:table-row table:style-name="ro1">
          <table:table-cell office:value-type="float" office:value="28111" calcext:value-type="float">
            <text:p>28111</text:p>
          </table:table-cell>
          <table:table-cell office:value-type="string" calcext:value-type="string">
            <text:p><text:s/>Amortització acumulada de construccions adscrites al FEFP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<text:s/>Amortització acumulada d’instal·lacions tècniques </text:p>
          </table:table-cell>
        </table:table-row>
        <table:table-row table:style-name="ro1">
          <table:table-cell office:value-type="float" office:value="28121" calcext:value-type="float">
            <text:p>28121</text:p>
          </table:table-cell>
          <table:table-cell office:value-type="string" calcext:value-type="string">
            <text:p><text:s/>Amortitzacióacumulada d’instal·lacionstècniques adscrites al FEFP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<text:s/>Amortització acumulada de maquinària</text:p>
          </table:table-cell>
        </table:table-row>
        <table:table-row table:style-name="ro1">
          <table:table-cell office:value-type="float" office:value="28131" calcext:value-type="float">
            <text:p>28131</text:p>
          </table:table-cell>
          <table:table-cell office:value-type="string" calcext:value-type="string">
            <text:p><text:s/>Amortització acumulada de maquinària adscrita al FEFP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<text:s/>Amortització acumulada d’utillatge</text:p>
          </table:table-cell>
        </table:table-row>
        <table:table-row table:style-name="ro1">
          <table:table-cell office:value-type="float" office:value="28141" calcext:value-type="float">
            <text:p>28141</text:p>
          </table:table-cell>
          <table:table-cell office:value-type="string" calcext:value-type="string">
            <text:p><text:s/>Amortització acumulada d’utillatge adscrit al FEFP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<text:s/>Amortització acumulada d’altres instal·lacions</text:p>
          </table:table-cell>
        </table:table-row>
        <table:table-row table:style-name="ro1">
          <table:table-cell office:value-type="float" office:value="28151" calcext:value-type="float">
            <text:p>28151</text:p>
          </table:table-cell>
          <table:table-cell office:value-type="string" calcext:value-type="string">
            <text:p><text:s/>Amortització d’altres instal·lacions adscrites al FEFP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<text:s/>Amortització acumulada de mobiliari</text:p>
          </table:table-cell>
        </table:table-row>
        <table:table-row table:style-name="ro1">
          <table:table-cell office:value-type="float" office:value="28161" calcext:value-type="float">
            <text:p>28161</text:p>
          </table:table-cell>
          <table:table-cell office:value-type="string" calcext:value-type="string">
            <text:p><text:s/>Amortització acumulada de mobiliari adscrit al FEFP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<text:s/>Amortització acumulada d’equips per a processos d’informació</text:p>
          </table:table-cell>
        </table:table-row>
        <table:table-row table:style-name="ro1">
          <table:table-cell office:value-type="float" office:value="28171" calcext:value-type="float">
            <text:p>28171</text:p>
          </table:table-cell>
          <table:table-cell office:value-type="string" calcext:value-type="string">
            <text:p><text:s/>Amortització acumulada d’equips per a processos d’informació adscrits al FEFP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<text:s/>Amortització acumulada d’elements de transport</text:p>
          </table:table-cell>
        </table:table-row>
        <table:table-row table:style-name="ro1">
          <table:table-cell office:value-type="float" office:value="28181" calcext:value-type="float">
            <text:p>28181</text:p>
          </table:table-cell>
          <table:table-cell office:value-type="string" calcext:value-type="string">
            <text:p><text:s/>Amortització acumulada d’elements de transport adscrits al FEFP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<text:s/>Amortització acumulada d’un altre immobilitzat material</text:p>
          </table:table-cell>
        </table:table-row>
        <table:table-row table:style-name="ro1">
          <table:table-cell office:value-type="float" office:value="28191" calcext:value-type="float">
            <text:p>28191</text:p>
          </table:table-cell>
          <table:table-cell office:value-type="string" calcext:value-type="string">
            <text:p><text:s/>Amortització acumulada d’un altre immobilitzat material adscrit al FEFP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Amortització acumulada de les inversions immobiliàri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Deteriorament de valor d’actius no corrent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Deteriorament de valor de l’immobilitzat intangible 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<text:s/>Deteriorament de valor de recerca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<text:s/>Deteriorament del valor de desenvolupament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<text:s/>Deteriorament de valor de concessions administratives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<text:s/>Deteriorament de valor de propietat industrial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<text:s/>Deteriorament de valor de drets de traspàs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<text:s/>Deteriorament de valor d’aplicacions informàtiques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Deteriorament de valor de l’immobilitzat material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<text:s/>Deteriorament de valor de terrenys i béns naturals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<text:s/>Deteriorament de valor de construccions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<text:s/>Deteriorament de valor d’instal·lacions tècniques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string" calcext:value-type="string">
            <text:p><text:s/>Deteriorament de valor de maquinària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<text:s/>Deteriorament de valor d’utillatge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<text:s/>Deteriorament de valor d’altres instal·lacions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<text:s/>Deteriorament de valor de mobiliari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<text:s/>Deteriorament de valor d’equips per a processos d’informació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<text:s/>Deteriorament de valor d’elements de transport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<text:s/>Deteriorament de valor d’un altre immobilitzat material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Deteriorament de valor de les inversions immobiliàries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<text:s/>Deteriorament de valor dels terrenys i béns naturals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<text:s/>Deteriorament de valor de construccions 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Deteriorament de valor de participacions a l/t en parts vinculades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<text:s/>Deteriorament de valor de participacions a l/t en EG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<text:s/>Deteriorament de valor de participacions a l/t en EA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Deteriorament de valor de valors representatius de deu-te a l/t de parts vinculades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<text:s/>Deteriorament de valor de valors representatius de deute a l/t d’EG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<text:s/>Deteriorament de valor de valors representatius de deute a l/t d’EA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<text:s/>Deteriorament de valor de valors representatius de deute a l/t d’APV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Deteriorament de valor de crèdits a l/t a parts vinculades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<text:s/>Deteriorament de valor de crèdits a l/t a EG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<text:s/>Deteriorament de valor de crèdits a l/t a EA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string" calcext:value-type="string">
            <text:p><text:s/>Deteriorament de valor de crèdits a l/t a APV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Deteriorament de valor de valors representatius de deute a l/t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Deteriorament de valor de crèdits a l/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EXISTÈNCI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Comercial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ercaderies 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Mercaderies B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Mercaderies adquirides a soc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meres matèrie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Primeres matèries A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Primeres matèries B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Primeres matèries adquirides a soci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Altres aprovisiona-ment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Elements i conjunts incorporable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s/>Combustible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Recanvi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Materials diverso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Embalatge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s/>Envaso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Material d’ofici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oductes en cur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Productes en curs A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s/>Productes en curs 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oductes semiacabat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Productes semiacabats 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s/>Productes semiacabats 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oductes acabat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Productes acabats 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s/>Productes acabats B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Subproductes, residus i materials recuperat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Subproductes A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s/>Subproductes B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Residus A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s/>Residus B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s/>Materials recuperats A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<text:s/>Materials recuperats 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Deteriorament de va-lor de les existències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Deteriorament de valor de les mercaderies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<text:s/>Deteriorament de valor de les primeres matèrie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<text:s/>Deteriorament de valor d’altres aprovisionament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<text:s/>Deteriorament de valor dels productes en curs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<text:s/>Deteriorament de valor dels productes semiacabats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<text:s/>Deteriorament de valor dels productes acabat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s/>Deteriorament de valor dels subproductes, residus i materials recuperat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CREDITORS I DEUTORS PER OPERACIONS COMERCIAL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roveïdor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Proveïdors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<text:s/>Proveïdors (euros)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<text:s/>Proveïdors (moneda estrangera)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<text:s/>Proveïdors, socis cooperatius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<text:s/>Proveïdors, factures pen-dents de rebre o de formalitzar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<text:s/>Proveïdors, efectes comercials a pagar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<text:s/>Proveïdors, EG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<text:s/>Proveïdors, EG (euros)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<text:s/>Efectes comercials a pagar, EG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<text:s/>Proveïdors, EG (moneda estrangera)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<text:s/>Envasos i embalatges a tornar a proveïdors, EG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<text:s/>Proveïdors, EG, factures pendents de rebre o de formalitzar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<text:s/>Proveïdors, EA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s/>Proveïdors, APV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Envasos i embalatges a tornar a proveïdor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<text:s/>Avançaments a proveïdor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Creditors diverso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Creditors per prestacions de serveis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string" calcext:value-type="string">
            <text:p><text:s/>Creditors per prestacions de serveis (euros)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string" calcext:value-type="string">
            <text:p><text:s/>Creditors per prestacions de serveis (moneda estrangera)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string" calcext:value-type="string">
            <text:p><text:s/>Creditors per prestacions de serveis, factures pendents de rebre o de formalitzar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s/>Creditors, efectes comercials a pagar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s/>Creditors per operacions en comú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Clients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<text:s/>Clients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string" calcext:value-type="string">
            <text:p><text:s/>Clients (euros)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<text:s/>Clients (moneda estrangera)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string" calcext:value-type="string">
            <text:p><text:s/>Clients, factures pendents de formalitzar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s/>Clients, efectes comercials a cobrar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string" calcext:value-type="string">
            <text:p><text:s/>Efectes comercials en cartera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<text:s/>Efectes comercials descomptats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<text:s/>Efectes comercials en gestió de cobrament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string" calcext:value-type="string">
            <text:p><text:s/>Efectes comercials impagat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Clients, operacions de facturatge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Clients, EG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string" calcext:value-type="string">
            <text:p><text:s/>Clients EG (euros)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string" calcext:value-type="string">
            <text:p><text:s/>Efectes comercials a cobrar, EG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<text:s/>Clients EG, operacions de facturatge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<text:s/>Clients EG (moneda estrangera)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string" calcext:value-type="string">
            <text:p><text:s/>Clients EG de cobrament dubtós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string" calcext:value-type="string">
            <text:p><text:s/>Envasos i embalatges a tornar a clients, EG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string" calcext:value-type="string">
            <text:p><text:s/>Clients EG, factures pendents de formalitzar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s/>Clients, EA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<text:s/>Clients, APV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Clients de cobrament dubtó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<text:s/>Envasos i embalatges a tornar per client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s/>Avançaments de client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Deutors diverso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s/>Deutors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<text:s/>Deutors (euros)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string" calcext:value-type="string">
            <text:p><text:s/>Deutors (moneda estrangera)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string" calcext:value-type="string">
            <text:p><text:s/>Deutors, factures pendents de formalitzar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<text:s/>Deutors, efectes comercials a cobrar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string" calcext:value-type="string">
            <text:p><text:s/>Deutors, efectes comercials en cartera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<text:s/>Deutors, efectes comercials descomptats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<text:s/>Deutors, efectes comercials en gestió de cobrament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string" calcext:value-type="string">
            <text:p><text:s/>Deutors, efectes comercials impagats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<text:s/>Deutors de cobrament dubtó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<text:s/>Socis deutors: crèdits per operacions amb socis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<text:s/>Deutors per operacions en comú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Personal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s/>Avançaments de remuneracion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<text:s/>Remuneracions pendents de pagament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string" calcext:value-type="string">
            <text:p><text:s/>Bestretes laborals pendents de pagament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<text:s/>Remuneracions mitjançant sistemes d’aportació defini-da pendents de pagam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Administracions públiques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<text:s/>Hisenda pública, deutora per diversos conceptes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<text:s/>Hisenda pública, deutora per IVA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string" calcext:value-type="string">
            <text:p><text:s/>Hisenda pública, deutora per subvencions concedides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string" calcext:value-type="string">
            <text:p><text:s/>Hisenda pública, deutora per devolució d’impostos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<text:s/>Organismes de la Seguretat Social, deutor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<text:s/>Hisenda pública, IVA suportat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<text:s/>Hisenda pública, retencions i pagaments a compte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<text:s/>Actius per impost diferit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string" calcext:value-type="string">
            <text:p><text:s/>Actius per diferències temporànies deduïbles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string" calcext:value-type="string">
            <text:p><text:s/>Drets per deduccions i bonificacions pendents d’aplicar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string" calcext:value-type="string">
            <text:p><text:s/>Crèdit per pèrdues a compensar de l’exercici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<text:s/>Hisenda pública, creditora per conceptes fiscals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string" calcext:value-type="string">
            <text:p><text:s/>Hisenda pública, creditora per IVA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string" calcext:value-type="string">
            <text:p><text:s/>Hisenda pública, creditora per retencions practicades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string" calcext:value-type="string">
            <text:p><text:s/>Hisenda pública, creditora per impost sobre societats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string" calcext:value-type="string">
            <text:p><text:s/>Hisenda pública, creditora per subvencions a reintegrar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<text:s/>Organismes de la Seguretat Social, creditor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<text:s/>Hisenda pública, IVA repercutit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<text:s/>Passius per diferències temporànies imposable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Ajustos per periodi-ficació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<text:s/>Despeses anticipade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<text:s/>Ingressos anticipat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Deteriorament de valor de crèdits comercials i provi-sions a c/t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s/>Deteriorament de valor de crèdits per operacions comercial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<text:s/>Deteriorament de valor de crèdits per operacions comercials amb parts vinculades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string" calcext:value-type="string">
            <text:p><text:s/>Deteriorament de valor de crèdits per operacions comercials amb EG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string" calcext:value-type="string">
            <text:p><text:s/>Deteriorament de valor de crèdits per operacions comercials amb EA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string" calcext:value-type="string">
            <text:p><text:s/>Deteriorament de valor de crèdits per operacions comercials amb APV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<text:s/>Deteriorament de valor de crèdits per operacions amb socis deutor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<text:s/>Provisions per operacions comercials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string" calcext:value-type="string">
            <text:p><text:s/>Provisió per contractes onerosos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string" calcext:value-type="string">
            <text:p><text:s/>Provisió per a altres operacions comercial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COMPTES FINANCER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Emprèstits, deutes amb característiques especials i altres emissions anàlogues a c/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Obligacions i bons a c/t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<text:s/>Obligacions i bons convertibles a c/t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Accions o participacions a c/t considerades passius financers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<text:s/>«Capital» reembossable exigible a c/t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<text:s/>Creditors per capital temporal a c/t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Deutes representats en altres valors negociables a c/t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Interessos a c/t d’emprèstits i altres emissions anàlogues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<text:s/>Dividends d’accions o participacions considerades passius financer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Fons d’educació, formació i promoció a c/t 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string" calcext:value-type="string">
            <text:p><text:s/>Fons d’educació, formació i promoció, saldo disposat a c/t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string" calcext:value-type="string">
            <text:p><text:s/>Fons d’educació, formació i promoció, saldo no disposat a c/t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Valors negociables amortitzats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string" calcext:value-type="string">
            <text:p><text:s/>Obligacions i bons amortitzats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string" calcext:value-type="string">
            <text:p><text:s/>Obligacions i bons convertibles amortitzats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string" calcext:value-type="string">
            <text:p><text:s/>Altres valors negociables amortitzat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Deutes a c/t amb parts vinculade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Deutes a c/t amb entitats de crèdit vinculades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<text:s/>Deutes a c/t amb entitats de crèdit, EG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string" calcext:value-type="string">
            <text:p><text:s/>Deutes a c/t amb entitats de crèdit, EA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string" calcext:value-type="string">
            <text:p><text:s/>Deutes a c/t amb altres entitats de crèdit vinculade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<text:s/>Proveïdors d’immobilitzat a c/t, parts vinculades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<text:s/>Proveïdors d’immobilitzat a c/t, EG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string" calcext:value-type="string">
            <text:p><text:s/>Proveïdors d’immobilitzat a c/t, EA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string" calcext:value-type="string">
            <text:p><text:s/>Proveïdors d’immobilitzat a c/t, APV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Creditors per arrendament financer a c/t, parts vinculades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string" calcext:value-type="string">
            <text:p><text:s/>Creditors per arrendament financer a c/t, EG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string" calcext:value-type="string">
            <text:p><text:s/>Creditors per arrendament financer a c/t, EA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string" calcext:value-type="string">
            <text:p><text:s/>Creditors per arrendament financer a c/t, APV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Altres deutes a c/t amb parts vinculades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<text:s/>Altres deutes a c/t amb EG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<text:s/>Altres deutes a c/t amb EA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string" calcext:value-type="string">
            <text:p><text:s/>Altres deutes a c/t amb APV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teressos a c/t de deutes amb parts vinculades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<text:s/>Interessos a c/t de deutes, EG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string" calcext:value-type="string">
            <text:p><text:s/>Interessos a c/t de deutes, EA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string" calcext:value-type="string">
            <text:p><text:s/>Interessos a c/t de deutes, APV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Deutes a c/t per préstecs rebuts i altres conceptes 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Deutes a c/t amb entitats de crèdit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string" calcext:value-type="string">
            <text:p><text:s/>Préstecs a c/t d’entitats de crèdit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<text:s/>Deutes a c/t per crèdit disposat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string" calcext:value-type="string">
            <text:p><text:s/>Deutes per efectes descomptats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string" calcext:value-type="string">
            <text:p><text:s/>Deutes per operacions de facturatge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Deutes a c/t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Deutes a c/t transformables en subvencions, donacions i llegat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Proveïdors d’immobilitzat a c/t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Creditors per arrendament financer a c/t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Efectes a pagar a c/t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<text:s/>Retorn cooperatiu a pagar a c/t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teressos a c/t de deutes amb entitats de crèdit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teressos a c/t de deutes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string" calcext:value-type="string">
            <text:p><text:s/>Interessos a c/t de deutes amb socis 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Provisions a c/t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string" calcext:value-type="string">
            <text:p><text:s/>Provisió a c/t per retribuci-ons al personal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string" calcext:value-type="string">
            <text:p><text:s/>Provisió a c/t per a impostos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string" calcext:value-type="string">
            <text:p><text:s/>Provisió a c/t per a altres responsabilitats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string" calcext:value-type="string">
            <text:p><text:s/>Provisió a c/t per desman-tellament, retirament o rehabilita-ció de l’immobilitzat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string" calcext:value-type="string">
            <text:p><text:s/>Provisió a c/t per a actuaci-ons mediambientals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string" calcext:value-type="string">
            <text:p><text:s/>Provisió a c/t per a rees-tructuracions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string" calcext:value-type="string">
            <text:p><text:s/>Provisió a c/t per transac-cions amb pagaments basats en instruments de patrimoni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Inversions financeres a c/t en parts vincu-lade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Participacions a c/t en parts vinculades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string" calcext:value-type="string">
            <text:p><text:s/>Participacions a c/t, en EG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string" calcext:value-type="string">
            <text:p><text:s/>Participacions a c/t, en EA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string" calcext:value-type="string">
            <text:p><text:s/>Participacions a c/t, en APV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Valors representatius de deu-te a c/t de parts vinculades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<text:s/>Valors representatius de deute a c/t d’EG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string" calcext:value-type="string">
            <text:p><text:s/>Valors representatius de deute a c/t d’EA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<text:s/>Valors representatius de deute a c/t d’APV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Crèdits a c/t a parts vinculades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<text:s/>Crèdits a c/t a EG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<text:s/>Crèdits a c/t a EA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<text:s/>Crèdits a c/t a APV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<text:s/>Interessos a c/t de valors representatius de deute de parts vinculades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<text:s/>Interessos a c/t de valors representatius de deute d’EG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string" calcext:value-type="string">
            <text:p><text:s/>Interessos a c/t de valors representatius de deute d’EA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<text:s/>Interessos a c/t de valors representatius de deute d’APV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<text:s/>Interessos a c/t de crèdits a parts vinculades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string" calcext:value-type="string">
            <text:p><text:s/>Interessos a c/t de crèdits a EG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string" calcext:value-type="string">
            <text:p><text:s/>Interessos a c/t de crèdits a EA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string" calcext:value-type="string">
            <text:p><text:s/>Interessos a c/t de crèdits a APV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<text:s/>Dividend a cobrar d’inver-sions financeres en parts vinculades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<text:s/>Dividend a cobrar d’EG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string" calcext:value-type="string">
            <text:p><text:s/>Dividend a cobrar d’EA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string" calcext:value-type="string">
            <text:p><text:s/>Dividend a cobrar d’APV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Desemborsaments pendents sobre participacions a c/t en parts vinculades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string" calcext:value-type="string">
            <text:p><text:s/>Desemborsaments pen-dents sobre participacions a c/t en EG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string" calcext:value-type="string">
            <text:p><text:s/>Desemborsaments pendents sobre participacions a c/t en EA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string" calcext:value-type="string">
            <text:p><text:s/>Desemborsaments pendents sobre participacions a c/t en APV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Altres inversions financeres a c/t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Inversions financeres a c/t en instruments de patrimoni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<text:s/>Valors representatius de deute a c/t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<text:s/>Crèdits a c/t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string" calcext:value-type="string">
            <text:p><text:s/>Crèdits amb socis per pèrdues a compensar a c/t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<text:s/>Crèdits a c/t per alienació d’immobilitzat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<text:s/>Crèdits a c/t al personal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<text:s/>Dividend a cobrar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<text:s/>Interessos a c/t de valors representatius de deute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teressos a c/t de crèdit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<text:s/>Imposicions a c/t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Desemborsaments pendents sobre participacions en el patrimoni net a c/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Altres comptes no bancari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<text:s/>Titular de l’explotació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<text:s/>Compte corrent amb socis i administradors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<text:s/>Compte corrent amb altres persones i entitats vinculades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string" calcext:value-type="string">
            <text:p><text:s/>Compte corrent amb EG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<text:s/>Compte corrent amb EA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string" calcext:value-type="string">
            <text:p><text:s/>Compte corrent amb APV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<text:s/>Comptes corrents en fusions i escissions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string" calcext:value-type="string">
            <text:p><text:s/>Socis de societat dissolta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string" calcext:value-type="string">
            <text:p><text:s/>Socis, compte de fusió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string" calcext:value-type="string">
            <text:p><text:s/>Socis de societat escindida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string" calcext:value-type="string">
            <text:p><text:s/>Socis, compte d’escissió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Compte corrent amb unions temporals d’empreses i comunitats de béns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Partides pendents d’aplicació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string" calcext:value-type="string">
            <text:p><text:s/>Rectificació de valoracions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Desemborsaments exigits sobre participacions en el patrimoni net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string" calcext:value-type="string">
            <text:p><text:s/>Desemborsaments exigits sobre participacions, EG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<text:s/>Desemborsaments exigits sobre participacions, EA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string" calcext:value-type="string">
            <text:p><text:s/>Desemborsaments exigits sobre participacions, APV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string" calcext:value-type="string">
            <text:p><text:s/>Desemborsaments exigits sobre participacions d’AE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Dividend actiu a compte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string" calcext:value-type="string">
            <text:p><text:s/>Remuneració d’aportacions al capital social a compte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string" calcext:value-type="string">
            <text:p><text:s/>Retorn actiu a compte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<text:s/>Socis per desemborsaments exigits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string" calcext:value-type="string">
            <text:p><text:s/>Socis per desemborsa-ments exigits sobre accions o participacions ordinàries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string" calcext:value-type="string">
            <text:p><text:s/>Socis per desemborsa-ments exigits sobre accions o participacions considerades passius financers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Derivats financers a c/t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string" calcext:value-type="string">
            <text:p><text:s/>Actius per derivats finan-cers a c/t, cartera de negociació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string" calcext:value-type="string">
            <text:p><text:s/>Actius per derivats financers a c/t, instruments de cobertura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string" calcext:value-type="string">
            <text:p><text:s/>Passius per derivats finan-cers a c/t, cartera de negociació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office:value-type="string" calcext:value-type="string">
            <text:p><text:s/>Passius per derivats finan-cers a c/t, instruments de cobertur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Fiances i dipòsits rebuts i constituïts a c/t i ajustos per periodificació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Fiances rebudes a c/t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<text:s/>Dipòsits rebuts a c/t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<text:s/>Fiances constituïdes a c/t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Dipòsits constituïts a c/t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teressos pagats per endavant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<text:s/>Interessos cobrats per endavant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aranties financeres a c/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Tresoreria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<text:s/>Caixa, euro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<text:s/>Caixa, moneda estrangera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<text:s/>Bancs i institucions de crèdit c/c a la vista, euro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Bancs i institucions de crèdit c/c a la vista, moneda estrangera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<text:s/>Bancs i institucions de crèdit, comptes d’estalvi, euros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<text:s/>Bancs i institucions de crèdit, comptes d’estalvi, moneda estrangera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<text:s/>Inversions a c/t de gran liquidita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Actius no corrents mantinguts per a la venda i actius i passius associats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Immobilitzat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<text:s/>Inversions amb persones i entitats vinculade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<text:s/>Inversions financeres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Existències, deutors comercials i altres comptes a cobrar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<text:s/>Altres actius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<text:s/>Provisions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<text:s/>Deutes amb característiques especial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Deutes amb persones i entitats vinculade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<text:s/>Creditors comercials i altres comptes a pagar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<text:s/>Altres passiu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Deteriorament del valor d’inversions financeres a curt termini i d’actius no corrents mantinguts per a la venda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<text:s/>Deteriorament de valor de participacions a c/t en parts vinculades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string" calcext:value-type="string">
            <text:p><text:s/>Deteriorament de valor de participacions a c/t en EG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string" calcext:value-type="string">
            <text:p><text:s/>Deteriorament de valor de participacions a c/t en EA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<text:s/>Deteriorament de valor de valors representatius de deu-te a c/t de parts vinculades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string" calcext:value-type="string">
            <text:p><text:s/>Deteriorament de valor de valors representatius de deute a c/t d’EG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string" calcext:value-type="string">
            <text:p><text:s/>Deteriorament de valor de valors representatius de deute a c/t d’EA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string" calcext:value-type="string">
            <text:p><text:s/>Deteriorament de valor de valors representatius de deute a c/t d’APV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<text:s/>Deteriorament de valor de crèdits a c/t a parts vinculades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string" calcext:value-type="string">
            <text:p><text:s/>Deteriorament de valor de crèdits a c/t a EG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string" calcext:value-type="string">
            <text:p><text:s/>Deteriorament de valor de crèdits a c/t a EA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string" calcext:value-type="string">
            <text:p><text:s/>Deteriorament de valor de crèdits a c/t a APV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eteriorament de valor de valors representatius de deute a c/t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Deteriorament de valor de crèdits a c/t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<text:s/>Deteriorament de valor d’actius no corrents mantinguts per a la venda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string" calcext:value-type="string">
            <text:p><text:s/>Deteriorament de valor d’immobilitzat no corrent mantin-gut per a la venda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string" calcext:value-type="string">
            <text:p><text:s/>Deteriorament de valor d’inversions amb persones i entitats vinculades no corrents mantingudes per a la venda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string" calcext:value-type="string">
            <text:p><text:s/>Deteriorament de valor d’inversions financeres no cor-rents mantingudes per a la venda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string" calcext:value-type="string">
            <text:p><text:s/>Deteriorament de valor d’existències, deutors comercials i altres comptes a cobrar integrats en un grup alienable mantingut per a la venda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string" calcext:value-type="string">
            <text:p><text:s/>Deteriorament de valor d’altres actius mantinguts per a la vend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COMPRES DE DESPESE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Compres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<text:s/>Compres de mercaderies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<text:s/>Compres de mercaderies adscrites al FEFP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<text:s/>Compres de matèries primeres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string" calcext:value-type="string">
            <text:p><text:s/>Compres de matèries primeres adscrites al FEFP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<text:s/>Compres d’altres aprovisio-naments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string" calcext:value-type="string">
            <text:p><text:s/>Compres d’altres aprovisi-onaments adscrits al FEFP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<text:s/>Compres efectuades a socis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Descomptes sobre compres per pagament immediat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string" calcext:value-type="string">
            <text:p><text:s/>Descomptes sobre compres per pagament immediat de mercaderies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string" calcext:value-type="string">
            <text:p><text:s/>Descomptes sobre compres per pagament immediat de primeres matèries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string" calcext:value-type="string">
            <text:p><text:s/>Descomptes sobre compres per pagament immediat d’altres aprovisionaments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string" calcext:value-type="string">
            <text:p><text:s/>Descomptes sobre compres per pagament a soci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Treballs realitzats per A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Devolucions de compres i operacions similars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string" calcext:value-type="string">
            <text:p><text:s/>Devolucions de compres de mercaderies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string" calcext:value-type="string">
            <text:p><text:s/>Devolucions de compres de primeres matèries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string" calcext:value-type="string">
            <text:p><text:s/>Devolucions de compres d’altres aprovisionaments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string" calcext:value-type="string">
            <text:p><text:s/>Devolucions de compres efectuades a soci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Ràpels per compres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string" calcext:value-type="string">
            <text:p><text:s/>Ràpels per compres de mercaderies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string" calcext:value-type="string">
            <text:p><text:s/>Ràpels per compres de primeres matèries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string" calcext:value-type="string">
            <text:p><text:s/>Ràpels per compres d’altres aprovisionaments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string" calcext:value-type="string">
            <text:p><text:s/>Ràpels per compres efectuades a soci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Variació d’existències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<text:s/>Variació d’existències de mercaderie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Variació d’existències de primeres matèrie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<text:s/>Variació d’existències d’altres aprovisionament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Variació d’existències adquirides a soci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Serveis exterior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<text:s/>Despeses en recerca i desen-volupament de l’exercici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<text:s/>Despeses en recerca i desenvolupament de l’exer-cici adscrites al FEFP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<text:s/>Arrendaments i cànons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<text:s/>Reparacions i conservació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string" calcext:value-type="string">
            <text:p><text:s/>Reparacions i conser-vació adscrites al FEFP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<text:s/>Serveis de professionals independents</text:p>
          </table:table-cell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string" calcext:value-type="string">
            <text:p><text:s/>Serveis de professionals independents adscrits al FEFP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Transport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<text:s/>Primes d’assegurance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<text:s/>Serveis bancaris i similar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<text:s/>Publicitat, propaganda i relacions públiques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Subministrament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Altres servei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Tribut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<text:s/>Impost sobre beneficis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<text:s/>Impost corrent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string" calcext:value-type="string">
            <text:p><text:s/>Impost diferit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<text:s/>Altres tribut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<text:s/>Ajustos negatius en la imposició sobre beneficis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<text:s/>Ajustos negatius en la imposició indirecta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string" calcext:value-type="string">
            <text:p><text:s/>Ajustos negatius en IVA d’actiu corrent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string" calcext:value-type="string">
            <text:p><text:s/>Ajustos negatius en IVA d’inversion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<text:s/>Devolució d’imposto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<text:s/>Ajustos positius en la imposició sobre benefici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<text:s/>Ajustos positius en la imposició indirecta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string" calcext:value-type="string">
            <text:p><text:s/>Ajustos positius en IVA d’actiu corrent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string" calcext:value-type="string">
            <text:p><text:s/>Ajustos positius en IVA d’inversion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Despeses de personal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<text:s/>Sous i salari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Indemnitzacion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<text:s/>Seguretat Social a càrrec de l’empresa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<text:s/>Retribucions a l/t mitjançant sistemes d’aportació definida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<text:s/>Retribucions a l/t mitjançant sistemes de prestació definida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string" calcext:value-type="string">
            <text:p><text:s/>Contribucions anuals</text:p>
          </table:table-cell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<text:s/>Altres costo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<text:s/>Retribucions al personal mitjançant instruments de patrimoni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string" calcext:value-type="string">
            <text:p><text:s/>Retribucions al personal liquidades amb instruments de patrimoni</text:p>
          </table:table-cell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string" calcext:value-type="string">
            <text:p><text:s/>Retribucions al personal liquidats en efectiu basat en instruments de patrimoni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<text:s/>Retribució als socis treballadors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<text:s/>Altres despeses social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Altres despeses de gestió i específiques de la cooperativa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Pèrdues de crèdits comerci-als incobrable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<text:s/>Resultats d’operacions en comú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string" calcext:value-type="string">
            <text:p><text:s/>Benefici transferit (gestor)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<text:s/>Pèrdua suportada (partícip o associat no gestor)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<text:s/>Despeses afectes al FEFP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string" calcext:value-type="string">
            <text:p><text:s/>Serveis exteriors afectes al FEFP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<text:s/>Interessos de les aportacions al capital social i altres fon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<text:s/>Dotació al FEFP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<text:s/>Altres pèrdues en gestió corren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Despeses financere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Despeses financeres per actualització de provisions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<text:s/>Interessos d’obligacions i bons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string" calcext:value-type="string">
            <text:p><text:s/>Interessos d’obligacions i bons a l/t, EG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<text:s/>Interessos d’obligacions i bons a l/t, EA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string" calcext:value-type="string">
            <text:p><text:s/>Interessos d’obligacions i bons a l/t, APV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string" calcext:value-type="string">
            <text:p><text:s/>Interessos d’obligacions i bons a l/t, AE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string" calcext:value-type="string">
            <text:p><text:s/>Interessos d’obligacions i bons a c/t, EG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string" calcext:value-type="string">
            <text:p><text:s/>Interessos d’obligacions i bons a c/t, EA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string" calcext:value-type="string">
            <text:p><text:s/>Interessos d’obligacions i bons a c/t, APV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string" calcext:value-type="string">
            <text:p><text:s/>Interessos d’obligacions i bons a c/t, AE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<text:s/>Interessos de deutes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string" calcext:value-type="string">
            <text:p><text:s/>Interessos de deutes, EG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string" calcext:value-type="string">
            <text:p><text:s/>Interessos de deutes, EA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string" calcext:value-type="string">
            <text:p><text:s/>Interessos de deutes, APV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<text:s/>Interessos de deutes amb entitats de crèdit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string" calcext:value-type="string">
            <text:p><text:s/>Interessos de deutes, AE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<text:s/>Pèrdues per valoració d’instruments financers pel seu valor raonable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string" calcext:value-type="string">
            <text:p><text:s/>Pèrdues de cartera de negociació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string" calcext:value-type="string">
            <text:p><text:s/>Pèrdues de designats per l’empresa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string" calcext:value-type="string">
            <text:p><text:s/>Pèrdues de disponibles per a la venda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string" calcext:value-type="string">
            <text:p><text:s/>Pèrdues d’instruments de cobertura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<text:s/>Despeses per dividends d’accions o participacions con-siderades passius financers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string" calcext:value-type="string">
            <text:p><text:s/>Dividends de passius, EG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string" calcext:value-type="string">
            <text:p><text:s/>Dividends de passius, EA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string" calcext:value-type="string">
            <text:p><text:s/>Dividends de passius, APV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string" calcext:value-type="string">
            <text:p><text:s/>Dividends de passius, AE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<text:s/>Interessos per descompte d’efectes i operacions de facturatge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string" calcext:value-type="string">
            <text:p><text:s/>Interessos per descompte d’efectes en entitats de crèdit del grup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string" calcext:value-type="string">
            <text:p><text:s/>Interessos per descompte d’efectes en entitats de crèdit associades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string" calcext:value-type="string">
            <text:p><text:s/>Interessos per descompte d’efectes en altres entitats de crèdit vinculades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<text:s/>Interessos per descompte d’efectes en altres entitats de crèdit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<text:s/>Interessos per operacions de facturatge amb entitats de crèdit del grup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<text:s/>Interessos per operacions de facturatge amb entitats de crèdit associades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<text:s/>Interessos per operacions de facturatge amb altres entitats de crèdit vinculades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string" calcext:value-type="string">
            <text:p><text:s/>Interessos per operacions de facturatge amb altres entitats de crèdit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<text:s/>Pèrdues en participacions i valors representatius de deute 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string" calcext:value-type="string">
            <text:p><text:s/>Pèrdues en valors repre-sentatius de deute a l/t, EG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<text:s/>Pèrdues en valors repre-sentatius de deute a l/t, EA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string" calcext:value-type="string">
            <text:p><text:s/>Pèrdues en valors repre-sentatius de deute a l/t, APV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<text:s/>Pèrdues en participacions i valors representatius de deute a l/t, AE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string" calcext:value-type="string">
            <text:p><text:s/>Pèrdues en participacions i valors representatius de deute a c/t, EG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string" calcext:value-type="string">
            <text:p><text:s/>Pèrdues en participacions i valors representatius de deute a c/t, EA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string" calcext:value-type="string">
            <text:p><text:s/>Pèrdues en valors repre-sentatius de deute a c/t, APV</text:p>
          </table:table-cell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string" calcext:value-type="string">
            <text:p><text:s/>Pèrdues en valors repre-sentatius de deute a c/t, AE 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Pèrdues de crèdits no comer-cials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string" calcext:value-type="string">
            <text:p><text:s/>Pèrdues de crèdits a l/t, EG</text:p>
          </table:table-cell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string" calcext:value-type="string">
            <text:p><text:s/>Pèrdues de crèdits a l/t, EA</text:p>
          </table:table-cell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string" calcext:value-type="string">
            <text:p><text:s/>Pèrdues de crèdits a l/t, APV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string" calcext:value-type="string">
            <text:p><text:s/>Pèrdues de crèdits a l/t, AE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string" calcext:value-type="string">
            <text:p><text:s/>Pèrdues de crèdits a c/t, EG</text:p>
          </table:table-cell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string" calcext:value-type="string">
            <text:p><text:s/>Pèrdues de crèdits a c/t, EA</text:p>
          </table:table-cell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string" calcext:value-type="string">
            <text:p><text:s/>Pèrdues de crèdits a c/t, APV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string" calcext:value-type="string">
            <text:p><text:s/>Pèrdues de crèdits a c/t, AE 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Diferències negatives de canvi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Altres despeses financere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Pèrdues procedents d’actius no corrents i despeses excepcional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Pèrdues procedents de l’immobilitzat intangibl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<text:s/>Pèrdues procedents de l’immobilitzat material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<text:s/>Pèrdues procedents de les inversions immobiliàrie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<text:s/>Pèrdues procedents de participacions a l/t en parts vinculades</text:p>
          </table:table-cell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string" calcext:value-type="string">
            <text:p><text:s/>Pèrdues procedents de participacions a l/t, EG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string" calcext:value-type="string">
            <text:p><text:s/>Pèrdues procedents de participacions a l/t, EA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string" calcext:value-type="string">
            <text:p><text:s/>Pèrdues procedents de participacions a l/t, APV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<text:s/>Pèrdues per operacions amb obligacions pròpie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<text:s/>Despeses excepcional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Dotacions per a amortitzacion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Amortització de l’immobilit-zat intangibl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<text:s/>Amortització de l’immobilit-zat material</text:p>
          </table:table-cell>
        </table:table-row>
        <table:table-row table:style-name="ro1">
          <table:table-cell office:value-type="float" office:value="68111" calcext:value-type="float">
            <text:p>68111</text:p>
          </table:table-cell>
          <table:table-cell office:value-type="string" calcext:value-type="string">
            <text:p><text:s/>Amortització de construc-cions adscrites al FEFP</text:p>
          </table:table-cell>
        </table:table-row>
        <table:table-row table:style-name="ro1">
          <table:table-cell office:value-type="float" office:value="68121" calcext:value-type="float">
            <text:p>68121</text:p>
          </table:table-cell>
          <table:table-cell office:value-type="string" calcext:value-type="string">
            <text:p><text:s/>Amortització d’instal·lacions tècniques adscrites al FEFP</text:p>
          </table:table-cell>
        </table:table-row>
        <table:table-row table:style-name="ro1">
          <table:table-cell office:value-type="float" office:value="68131" calcext:value-type="float">
            <text:p>68131</text:p>
          </table:table-cell>
          <table:table-cell office:value-type="string" calcext:value-type="string">
            <text:p><text:s/>Amortització de maquinà-ria adscrita al FEFP</text:p>
          </table:table-cell>
        </table:table-row>
        <table:table-row table:style-name="ro1">
          <table:table-cell office:value-type="float" office:value="68141" calcext:value-type="float">
            <text:p>68141</text:p>
          </table:table-cell>
          <table:table-cell office:value-type="string" calcext:value-type="string">
            <text:p><text:s/>Amortització d’utillatge adscrit al FEFP</text:p>
          </table:table-cell>
        </table:table-row>
        <table:table-row table:style-name="ro1">
          <table:table-cell office:value-type="float" office:value="68151" calcext:value-type="float">
            <text:p>68151</text:p>
          </table:table-cell>
          <table:table-cell office:value-type="string" calcext:value-type="string">
            <text:p><text:s/>Amortització d’altres instal·lacions adscrites al FEFP</text:p>
          </table:table-cell>
        </table:table-row>
        <table:table-row table:style-name="ro1">
          <table:table-cell office:value-type="float" office:value="68161" calcext:value-type="float">
            <text:p>68161</text:p>
          </table:table-cell>
          <table:table-cell office:value-type="string" calcext:value-type="string">
            <text:p><text:s/>Amortització de mobiliari adscrit al FEFP</text:p>
          </table:table-cell>
        </table:table-row>
        <table:table-row table:style-name="ro1">
          <table:table-cell office:value-type="float" office:value="68171" calcext:value-type="float">
            <text:p>68171</text:p>
          </table:table-cell>
          <table:table-cell office:value-type="string" calcext:value-type="string">
            <text:p><text:s/>Amortització d’equips per a processos d’informació adscrits al FEFP</text:p>
          </table:table-cell>
        </table:table-row>
        <table:table-row table:style-name="ro1">
          <table:table-cell office:value-type="float" office:value="68181" calcext:value-type="float">
            <text:p>68181</text:p>
          </table:table-cell>
          <table:table-cell office:value-type="string" calcext:value-type="string">
            <text:p><text:s/>Amortització d’elements de transport adscrits al FEFP</text:p>
          </table:table-cell>
        </table:table-row>
        <table:table-row table:style-name="ro1">
          <table:table-cell office:value-type="float" office:value="68191" calcext:value-type="float">
            <text:p>68191</text:p>
          </table:table-cell>
          <table:table-cell office:value-type="string" calcext:value-type="string">
            <text:p><text:s/>Amortització d’altre immobilitzat adscrit al FEFP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<text:s/>Amortització de les inversions immobiliàrie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Pèrdues per dete-riorament i altres dotacions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<text:s/>Pèrdues per deteriorament de l’immobilitzat intangibl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<text:s/>Pèrdues per deteriorament de l’immobilitzat material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<text:s/>Pèrdues per deteriorament de les inversions immobiliàries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<text:s/>Pèrdues per deteriorament d’existències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string" calcext:value-type="string">
            <text:p><text:s/>Pèrdues per deteriorament de productes acabats i en curs de fabricació</text:p>
          </table:table-cell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string" calcext:value-type="string">
            <text:p><text:s/>Pèrdues per deteriorament de mercaderies</text:p>
          </table:table-cell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string" calcext:value-type="string">
            <text:p><text:s/>Pèrdues per deteriorament de primeres matèries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string" calcext:value-type="string">
            <text:p><text:s/>Pèrdues per deteriorament d’altres aprovisionament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Pèrdues per deteriorament de crèdits per operacions comercials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<text:s/>Dotació a la provisió per operacions comercials</text:p>
          </table:table-cell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string" calcext:value-type="string">
            <text:p><text:s/>Dotació a la provisió per contractes onerosos</text:p>
          </table:table-cell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<text:s/>Dotació a la provisió per a altres operacions comercial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<text:s/>Pèrdues per deteriorament de participacions i valors representatius de deute a l/t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string" calcext:value-type="string">
            <text:p><text:s/>Pèrdues per deteriorament de participacions en instruments de patrimoni net a l/t, EG</text:p>
          </table:table-cell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string" calcext:value-type="string">
            <text:p><text:s/>Pèrdues per deteriorament de participacions en instruments de patrimoni net a l/t, EA</text:p>
          </table:table-cell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string" calcext:value-type="string">
            <text:p><text:s/>Pèrdues per deteriorament de participacions en instruments de patrimoni net a l/t, APV</text:p>
          </table:table-cell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string" calcext:value-type="string">
            <text:p><text:s/>Pèrdues per deteriorament de participacions en instruments de patrimoni net a l/t, AE</text:p>
          </table:table-cell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string" calcext:value-type="string">
            <text:p><text:s/>Pèrdues per deteriorament en valors representatius de deute a l/t, EG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string" calcext:value-type="string">
            <text:p><text:s/>Pèrdues per deteriorament en valors representatius de deute a l/t, EA</text:p>
          </table:table-cell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string" calcext:value-type="string">
            <text:p><text:s/>Pèrdues per deteriorament en valors representatius de deute a l/t, APV</text:p>
          </table:table-cell>
        </table:table-row>
        <table:table-row table:style-name="ro1">
          <table:table-cell office:value-type="float" office:value="6968" calcext:value-type="float">
            <text:p>6968</text:p>
          </table:table-cell>
          <table:table-cell office:value-type="string" calcext:value-type="string">
            <text:p><text:s/>Pèrdues per deteriorament en valors representatius de deute a l/t, d’AE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<text:s/>Pèrdues per deteriorament de crèdits a l/t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string" calcext:value-type="string">
            <text:p><text:s/>Pèrdues per deteriorament de crèdits a l/t, EG</text:p>
          </table:table-cell>
        </table:table-row>
        <table:table-row table:style-name="ro1">
          <table:table-cell office:value-type="float" office:value="6971" calcext:value-type="float">
            <text:p>6971</text:p>
          </table:table-cell>
          <table:table-cell office:value-type="string" calcext:value-type="string">
            <text:p><text:s/>Pèrdues per deteriorament de crèdits a l/t, EA</text:p>
          </table:table-cell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string" calcext:value-type="string">
            <text:p><text:s/>Pèrdues per deteriorament de crèdits a l/t, APV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string" calcext:value-type="string">
            <text:p><text:s/>Pèrdues per deteriorament de crèdits a l/t, AE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<text:s/>Pèrdues per deteriorament de participacions i valors representatius de deute a c/t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string" calcext:value-type="string">
            <text:p><text:s/>Pèrdues per deteriorament de participacions en instruments de patrimoni net a c/t, EG</text:p>
          </table:table-cell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string" calcext:value-type="string">
            <text:p><text:s/>Pèrdues per deteriorament de participacions en instruments de patrimoni net a c/t, EA</text:p>
          </table:table-cell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string" calcext:value-type="string">
            <text:p><text:s/>Pèrdues per deteriorament en valors representatius de deute a c/t, EG</text:p>
          </table:table-cell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string" calcext:value-type="string">
            <text:p><text:s/>Pèrdues per deteriorament en valors representatius de deute a c/t, EA</text:p>
          </table:table-cell>
        </table:table-row>
        <table:table-row table:style-name="ro1">
          <table:table-cell office:value-type="float" office:value="6987" calcext:value-type="float">
            <text:p>6987</text:p>
          </table:table-cell>
          <table:table-cell office:value-type="string" calcext:value-type="string">
            <text:p><text:s/>Pèrdues per deteriorament en valors representatius de deute a c/t, APV</text:p>
          </table:table-cell>
        </table:table-row>
        <table:table-row table:style-name="ro1">
          <table:table-cell office:value-type="float" office:value="6988" calcext:value-type="float">
            <text:p>6988</text:p>
          </table:table-cell>
          <table:table-cell office:value-type="string" calcext:value-type="string">
            <text:p><text:s/>Pèrdues per deteriorament en valors representatius de deute a c/t, d’AE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<text:s/>Pèrdues per deteriorament de crèdits a c/t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string" calcext:value-type="string">
            <text:p><text:s/>Pèrdues per deteriorament de crèdits a c/t, EG</text:p>
          </table:table-cell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string" calcext:value-type="string">
            <text:p><text:s/>Pèrdues per deteriorament de crèdits a c/t, EA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string" calcext:value-type="string">
            <text:p><text:s/>Pèrdues per deteriorament de crèdits a c/t, APV</text:p>
          </table:table-cell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string" calcext:value-type="string">
            <text:p><text:s/>Pèrdues per deteriorament de crèdits a c/t, A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VENDES I INGRESSO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Vendes de mercaderi-es, de producció prò-pia, de serveis, etc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<text:s/>Vendes de mercaderie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<text:s/>Vendes de productes acabats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Vendes de productes semiacabat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Vendes de subproductes i residus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Vendes d’envasos i embalatges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<text:s/>Prestacions de servei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<text:s/>Descomptes sobre vendes per pagament immediat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string" calcext:value-type="string">
            <text:p><text:s/>Descomptes sobre vendes per pagament immediat de mercaderies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string" calcext:value-type="string">
            <text:p><text:s/>Descomptes sobre vendes per pagament immediat de productes acabats</text:p>
          </table:table-cell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string" calcext:value-type="string">
            <text:p><text:s/>Descomptes sobre vendes per pagament immediat de productes semiacabats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string" calcext:value-type="string">
            <text:p><text:s/>Descomptes sobre vendes per pagament immediat de subproductes i residus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Devolucions de vendes i operacions similars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string" calcext:value-type="string">
            <text:p><text:s/>Devolucions de vendes de mercaderies</text:p>
          </table:table-cell>
        </table:table-row>
        <table:table-row table:style-name="ro1">
          <table:table-cell office:value-type="float" office:value="7081" calcext:value-type="float">
            <text:p>7081</text:p>
          </table:table-cell>
          <table:table-cell office:value-type="string" calcext:value-type="string">
            <text:p><text:s/>Devolucions de vendes de productes acabats</text:p>
          </table:table-cell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string" calcext:value-type="string">
            <text:p><text:s/>Devolucions de vendes de productes semiacabats</text:p>
          </table:table-cell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string" calcext:value-type="string">
            <text:p><text:s/>Devolucions de vendes de subproductes i residus</text:p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string" calcext:value-type="string">
            <text:p><text:s/>Devolucions de vendes d’envasos i embalatge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<text:s/>Ràpels sobre vendes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string" calcext:value-type="string">
            <text:p><text:s/>Ràpels sobre vendes de mercaderies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string" calcext:value-type="string">
            <text:p><text:s/>Ràpels sobre vendes de productes acabats</text:p>
          </table:table-cell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string" calcext:value-type="string">
            <text:p><text:s/>Ràpels sobre vendes de productes semiacabats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  <table:table-cell office:value-type="string" calcext:value-type="string">
            <text:p><text:s/>Ràpels sobre vendes de subproductes i residus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string" calcext:value-type="string">
            <text:p><text:s/>Ràpels sobre vendes d’envasos i embalatge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Variació d’existèncie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<text:s/>Variació d’existències de productes en curs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<text:s/>Variació d’existències de productes semiacabats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<text:s/>Variació d’existències de productes acabat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<text:s/>Variació d’existències de subproductes, residus i materials recuperat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Treballs realitzats per a l’empresa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<text:s/>Treballs realitzats per a l’immobilitzat intangibl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<text:s/>Treballs realitzats per a l’immobilitzat material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<text:s/>Treballs realitzats en inversi-ons immobiliàries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Treballs realitzats per a l’im-mobilitzat material en cur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Subvencions, donacions i llegat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<text:s/>Subvencions, donacions i llegats a l’explotació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<text:s/>Subvencions, donacions i llegats de capital transferits al resultat de l’exercici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<text:s/>Altres subvencions, dona-cions i llegats transferits al resultat de l’exercici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Altres ingressos de gestió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<text:s/>Resultats d’operacions en comú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string" calcext:value-type="string">
            <text:p><text:s/>Pèrdua transferida (gestor)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office:value-type="string" calcext:value-type="string">
            <text:p><text:s/>Benefici atribuït (partícip o associat no gestor)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<text:s/>Ingressos per arrendament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Ingressos de propietat indus-trial cedida en explotació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<text:s/>Ingressos per comission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<text:s/>Ingressos per serveis al personal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<text:s/>Ingressos per operacions amb socis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string" calcext:value-type="string">
            <text:p><text:s/>Ingressos per serveis diversos amb soci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<text:s/>Ingressos imputables al FEFP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string" calcext:value-type="string">
            <text:p><text:s/>Sancions imposades a socis imputables al FEFP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  <table:table-cell office:value-type="string" calcext:value-type="string">
            <text:p><text:s/>Subvencions imputables al FEFP</text:p>
          </table:table-cell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string" calcext:value-type="string">
            <text:p><text:s/>Donacions imputables al FEFP</text:p>
          </table:table-cell>
        </table:table-row>
        <table:table-row table:style-name="ro1">
          <table:table-cell office:value-type="float" office:value="7573" calcext:value-type="float">
            <text:p>7573</text:p>
          </table:table-cell>
          <table:table-cell office:value-type="string" calcext:value-type="string">
            <text:p><text:s/>Altres ingressos imputables al FEFP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<text:s/>Ingressos per serveis diverso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Ingressos financer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<text:s/>Ingressos de participacions en instruments de patrimoni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string" calcext:value-type="string">
            <text:p><text:s/>Ingressos de participacions en instruments de patrimoni, EG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<text:s/>Ingressos de participacions en instruments de patrimoni, EA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string" calcext:value-type="string">
            <text:p><text:s/>Ingressos de participacions en instruments de patrimoni, APV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string" calcext:value-type="string">
            <text:p><text:s/>Ingressos de participacions en instruments de patrimoni, AE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<text:s/>Ingressos de valors representatius de deute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string" calcext:value-type="string">
            <text:p><text:s/>Ingressos de valors representatius de deute, EG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<text:s/>Ingressos de valors representatius de deute, EA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<text:s/>Ingressos de valors representatius de deute, APV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<text:s/>Ingressos de valors representatius de deute, AE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<text:s/>Ingressos de crèdits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string" calcext:value-type="string">
            <text:p><text:s/>Ingressos de crèdits a l/t</text:p>
          </table:table-cell>
        </table:table-row>
        <table:table-row table:style-name="ro1">
          <table:table-cell office:value-type="float" office:value="76200" calcext:value-type="float">
            <text:p>76200</text:p>
          </table:table-cell>
          <table:table-cell office:value-type="string" calcext:value-type="string">
            <text:p><text:s/>Ingressos de crèdits a l/t, EG</text:p>
          </table:table-cell>
        </table:table-row>
        <table:table-row table:style-name="ro1">
          <table:table-cell office:value-type="float" office:value="76201" calcext:value-type="float">
            <text:p>76201</text:p>
          </table:table-cell>
          <table:table-cell office:value-type="string" calcext:value-type="string">
            <text:p><text:s/>Ingressos de crèdits a l/t, EA</text:p>
          </table:table-cell>
        </table:table-row>
        <table:table-row table:style-name="ro1">
          <table:table-cell office:value-type="float" office:value="76202" calcext:value-type="float">
            <text:p>76202</text:p>
          </table:table-cell>
          <table:table-cell office:value-type="string" calcext:value-type="string">
            <text:p><text:s/>Ingressos de crèdits a l/t, APV</text:p>
          </table:table-cell>
        </table:table-row>
        <table:table-row table:style-name="ro1">
          <table:table-cell office:value-type="float" office:value="76203" calcext:value-type="float">
            <text:p>76203</text:p>
          </table:table-cell>
          <table:table-cell office:value-type="string" calcext:value-type="string">
            <text:p><text:s/>Ingressos de crèdits a l/t, AE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<text:s/>Ingressos de crèdits a c/t</text:p>
          </table:table-cell>
        </table:table-row>
        <table:table-row table:style-name="ro1">
          <table:table-cell office:value-type="float" office:value="76210" calcext:value-type="float">
            <text:p>76210</text:p>
          </table:table-cell>
          <table:table-cell office:value-type="string" calcext:value-type="string">
            <text:p><text:s/>Ingressos de crèdits a c/t, EG</text:p>
          </table:table-cell>
        </table:table-row>
        <table:table-row table:style-name="ro1">
          <table:table-cell office:value-type="float" office:value="76211" calcext:value-type="float">
            <text:p>76211</text:p>
          </table:table-cell>
          <table:table-cell office:value-type="string" calcext:value-type="string">
            <text:p><text:s/>Ingressos de crèdits a c/t, EA</text:p>
          </table:table-cell>
        </table:table-row>
        <table:table-row table:style-name="ro1">
          <table:table-cell office:value-type="float" office:value="76212" calcext:value-type="float">
            <text:p>76212</text:p>
          </table:table-cell>
          <table:table-cell office:value-type="string" calcext:value-type="string">
            <text:p><text:s/>Ingressos de crèdits a c/t, APV</text:p>
          </table:table-cell>
        </table:table-row>
        <table:table-row table:style-name="ro1">
          <table:table-cell office:value-type="float" office:value="76213" calcext:value-type="float">
            <text:p>76213</text:p>
          </table:table-cell>
          <table:table-cell office:value-type="string" calcext:value-type="string">
            <text:p><text:s/>Ingressos de crèdits a c/t, A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<text:s/>Beneficis per valoració d’instruments financers pel seu valor raonable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<text:s/>Beneficis de cartera de negociació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string" calcext:value-type="string">
            <text:p><text:s/>Beneficis de designats per l’empresa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<text:s/>Beneficis de disponibles per a la venda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string" calcext:value-type="string">
            <text:p><text:s/>Beneficis d’instruments de cobertura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<text:s/>Beneficis en participacions i valors representatius de deute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string" calcext:value-type="string">
            <text:p><text:s/>Beneficis en valors repre-sentatius de deute a l/t, EG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<text:s/>Beneficis en valors repre-sentatius de deute a l/t, EA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<text:s/>Beneficis en valors repre-sentatius de deute a l/t, APV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<text:s/>Beneficis en participacions i valors representatius de deute a l/t, AE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string" calcext:value-type="string">
            <text:p><text:s/>Beneficis en participacions i valors representatius de deute a c/t, EG</text:p>
          </table:table-cell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string" calcext:value-type="string">
            <text:p><text:s/>Beneficis en participacions i valors representatius de deute a c/t, EA</text:p>
          </table:table-cell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string" calcext:value-type="string">
            <text:p><text:s/>Beneficis en valors repre-sentatius de deute a c/t, APV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string" calcext:value-type="string">
            <text:p><text:s/>Beneficis en valors repre-sentatius de deute a c/t, AE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<text:s/>Ingressos d’actius afectes i de drets de reemborsament relatius a retribucions a l/t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<text:s/>Diferències positives de canvi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<text:s/>Altres ingressos financer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Beneficis procedents d’actius no corrents i ingressos excepcionals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<text:s/>Beneficis procedents de l’immobilitzat intangible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<text:s/>Beneficis procedents de l’immobilitzat material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<text:s/>Beneficis procedents de les inversions immobiliàrie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<text:s/>Beneficis procedents de participacions a l/t en parts vinculades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<text:s/>Beneficis procedents de participacions a l/t, EG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string" calcext:value-type="string">
            <text:p><text:s/>Beneficis procedents de participacions a l/t, EA</text:p>
          </table:table-cell>
        </table:table-row>
        <table:table-row table:style-name="ro1">
          <table:table-cell office:value-type="float" office:value="7735" calcext:value-type="float">
            <text:p>7735</text:p>
          </table:table-cell>
          <table:table-cell office:value-type="string" calcext:value-type="string">
            <text:p><text:s/>Beneficis procedents de participacions a l/t, APV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<text:s/>Diferència negativa en com-binacions de negocis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<text:s/>Beneficis per operacions amb obligacions pròpies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<text:s/>Ingressos excepcional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Excessos i aplicacions de provisions i de pèrdues per deteriorament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<text:s/>Reversió del deteriorament de l’immobilitzat intangible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<text:s/>Reversió del deteriorament de l’immobilitzat material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<text:s/>Reversió del deteriorament de les inversions immobiliàrie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<text:s/>Reversió del deteriorament d’existències 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string" calcext:value-type="string">
            <text:p><text:s/>Reversió del deteriorament de productes acabats i en curs de fabricació</text:p>
          </table:table-cell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string" calcext:value-type="string">
            <text:p><text:s/>Reversió del deteriorament de mercaderies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string" calcext:value-type="string">
            <text:p><text:s/>Reversió del deteriorament de primeres matèries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string" calcext:value-type="string">
            <text:p><text:s/>Reversió del deteriorament d’altres aprovisionament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<text:s/>Reversió del deteriorament de crèdits per operacions comercials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<text:s/>Excés de provisions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string" calcext:value-type="string">
            <text:p><text:s/>Excés de provisió per retribucions al personal</text:p>
          </table:table-cell>
        </table:table-row>
        <table:table-row table:style-name="ro1">
          <table:table-cell office:value-type="float" office:value="7951" calcext:value-type="float">
            <text:p>7951</text:p>
          </table:table-cell>
          <table:table-cell office:value-type="string" calcext:value-type="string">
            <text:p><text:s/>Excés de provisió per a impostos</text:p>
          </table:table-cell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string" calcext:value-type="string">
            <text:p><text:s/>Excés de provisió per a altres responsabilitats</text:p>
          </table:table-cell>
        </table:table-row>
        <table:table-row table:style-name="ro1">
          <table:table-cell office:value-type="float" office:value="7954" calcext:value-type="float">
            <text:p>7954</text:p>
          </table:table-cell>
          <table:table-cell office:value-type="string" calcext:value-type="string">
            <text:p><text:s/>Excés de provisió per operacions comercials</text:p>
          </table:table-cell>
        </table:table-row>
        <table:table-row table:style-name="ro1">
          <table:table-cell office:value-type="float" office:value="79544" calcext:value-type="float">
            <text:p>79544</text:p>
          </table:table-cell>
          <table:table-cell office:value-type="string" calcext:value-type="string">
            <text:p><text:s/>Excés de provisió per contractes onerosos</text:p>
          </table:table-cell>
        </table:table-row>
        <table:table-row table:style-name="ro1">
          <table:table-cell office:value-type="float" office:value="79549" calcext:value-type="float">
            <text:p>79549</text:p>
          </table:table-cell>
          <table:table-cell office:value-type="string" calcext:value-type="string">
            <text:p><text:s/>Excés de provisió per a altres operacions comercials</text:p>
          </table:table-cell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string" calcext:value-type="string">
            <text:p><text:s/>Excés de provisió per a actuacions mediambientals</text:p>
          </table:table-cell>
        </table:table-row>
        <table:table-row table:style-name="ro1">
          <table:table-cell office:value-type="float" office:value="7956" calcext:value-type="float">
            <text:p>7956</text:p>
          </table:table-cell>
          <table:table-cell office:value-type="string" calcext:value-type="string">
            <text:p><text:s/>Excés de provisió per a reestructuracions</text:p>
          </table:table-cell>
        </table:table-row>
        <table:table-row table:style-name="ro1">
          <table:table-cell office:value-type="float" office:value="7957" calcext:value-type="float">
            <text:p>7957</text:p>
          </table:table-cell>
          <table:table-cell office:value-type="string" calcext:value-type="string">
            <text:p><text:s/>Excés de provisió per transaccions amb pagaments ba-sats en instruments de patrimoni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<text:s/>Reversió del deteriorament de participacions i valors representatius de deute a l/t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string" calcext:value-type="string">
            <text:p><text:s/>Reversió del deteriorament de participacions en instruments de patrimoni net a l/t, EG</text:p>
          </table:table-cell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string" calcext:value-type="string">
            <text:p><text:s/>Reversió del deteriorament de participacions en instruments de patrimoni net a l/t, EA</text:p>
          </table:table-cell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string" calcext:value-type="string">
            <text:p><text:s/>Reversió del deteriorament de valors representatius de deute a l/t, EG</text:p>
          </table:table-cell>
        </table:table-row>
        <table:table-row table:style-name="ro1">
          <table:table-cell office:value-type="float" office:value="7966" calcext:value-type="float">
            <text:p>7966</text:p>
          </table:table-cell>
          <table:table-cell office:value-type="string" calcext:value-type="string">
            <text:p><text:s/>Reversió del deteriorament de valors representatius de deute a l/t, EA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  <table:table-cell office:value-type="string" calcext:value-type="string">
            <text:p><text:s/>Reversió del deteriorament de valors representatius de deute a l/t, APV</text:p>
          </table:table-cell>
        </table:table-row>
        <table:table-row table:style-name="ro1">
          <table:table-cell office:value-type="float" office:value="7968" calcext:value-type="float">
            <text:p>7968</text:p>
          </table:table-cell>
          <table:table-cell office:value-type="string" calcext:value-type="string">
            <text:p><text:s/>Reversió del deteriorament de valors representatius de deute a l/t, AE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<text:s/>Reversió del deteriorament de crèdits a l/t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string" calcext:value-type="string">
            <text:p><text:s/>Reversió del deteriorament de crèdits a l/t, EG</text:p>
          </table:table-cell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string" calcext:value-type="string">
            <text:p><text:s/>Reversió del deteriorament de crèdits a l/t, EA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string" calcext:value-type="string">
            <text:p><text:s/>Reversió del deteriorament de crèdits a l/t, APV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string" calcext:value-type="string">
            <text:p><text:s/>Reversió del deteriorament de crèdits a l/t, AE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<text:s/>Reversió del deteriorament de participacions i valors representatius de deute a c/t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string" calcext:value-type="string">
            <text:p><text:s/>Reversió del deteriorament de participacions en instruments de patrimoni net a c/t, EG</text:p>
          </table:table-cell>
        </table:table-row>
        <table:table-row table:style-name="ro1">
          <table:table-cell office:value-type="float" office:value="7981" calcext:value-type="float">
            <text:p>7981</text:p>
          </table:table-cell>
          <table:table-cell office:value-type="string" calcext:value-type="string">
            <text:p><text:s/>Reversió del deteriorament de participacions en instruments de patrimoni net a c/t, EA</text:p>
          </table:table-cell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string" calcext:value-type="string">
            <text:p><text:s/>Reversió del deteriorament en valors representatius de deute a c/t, EG</text:p>
          </table:table-cell>
        </table:table-row>
        <table:table-row table:style-name="ro1">
          <table:table-cell office:value-type="float" office:value="7986" calcext:value-type="float">
            <text:p>7986</text:p>
          </table:table-cell>
          <table:table-cell office:value-type="string" calcext:value-type="string">
            <text:p><text:s/>Reversió del deteriorament en valors representatius de deute a c/t, EA</text:p>
          </table:table-cell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string" calcext:value-type="string">
            <text:p><text:s/>Reversió del deteriorament en valors representatius de deute a c/t, APV</text:p>
          </table:table-cell>
        </table:table-row>
        <table:table-row table:style-name="ro1">
          <table:table-cell office:value-type="float" office:value="7988" calcext:value-type="float">
            <text:p>7988</text:p>
          </table:table-cell>
          <table:table-cell office:value-type="string" calcext:value-type="string">
            <text:p><text:s/>Reversió del deteriorament en valors representatius de deute a c/t, AE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<text:s/>Reversió del deteriorament de crèdits a c/t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string" calcext:value-type="string">
            <text:p><text:s/>Reversió del deteriorament de crèdits a c/t, EG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  <table:table-cell office:value-type="string" calcext:value-type="string">
            <text:p><text:s/>Reversió del deteriorament de crèdits a c/t, EA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  <table:table-cell office:value-type="string" calcext:value-type="string">
            <text:p><text:s/>Reversió del deteriorament de crèdits a c/t, APV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  <table:table-cell office:value-type="string" calcext:value-type="string">
            <text:p><text:s/>Reversió del deteriorament de crèdits a c/t, A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02T11:02:40.522000000</dc:date>
    <meta:editing-duration>PT12M22S</meta:editing-duration>
    <meta:editing-cycles>1</meta:editing-cycles>
    <meta:generator>LibreOffice/6.4.1.2$Windows_X86_64 LibreOffice_project/4d224e95b98b138af42a64d84056446d09082932</meta:generator>
    <meta:document-statistic meta:table-count="1" meta:cell-count="1884" meta:object-count="0"/>
  </office:meta>
</office:document-meta>
</file>